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sledek</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 + 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24">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24"><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formátů OpenDocument i velké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formátů OpenDocument (.odt, .ott, .oth, .odm, a .fodt), Writer dokáže <text:alphabetical-index-mark text:string-value="importování souborů"/>otevírat formáty používané balíkem OpenOffice.org 1.x (.sxw, .stw, and .sxg), formáty textových dokumentů uvedeny v následujícím seznamu, ale i další, častokrát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aby byl upravován, je doporučovaný způsob konverze dokumentu do formátu PDF. LibreOffice pro tento účel poskytuje jednoduchý způsob.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ního filtru pro formát Microsoft Word 97/2000/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24"><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otevřené standardy, Open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Otevřený software, otevřené standardy,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otevřené standardy, Open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